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 - Discussão do artigo</text:span></text:p>
      <text:p text:style-name="P2"/>
      <text:p text:style-name="P1"><text:span text:style-name="T2"><text:tab/>Conforme apresentado no artigo, parece que existe uma tendência de abandonar o uso do Bootstrap em favor de usar o Grid do próprio CSS.</text:span></text:p>
      <text:p text:style-name="P1"><text:span text:style-name="T2"><text:tab/>Ao terminar de codificar o exercício e ler o artigo, realmente percebemos que existe um problema muito grande em tentar estilizar uma página um pouco mais complexa utilizando o bootstrap, pois a parte de estilização do bootstrap se mistura em grande parte com o próprio código HTML, tornando difícil a leitura e manutenção do código da página.</text:span></text:p>
      <text:p text:style-name="P1"><text:span text:style-name="T2"><text:tab/> Uma boa prática de construção de páginas é separar a parte de conteúdo no arquivo HTML e deixar grande parte ou toda a estilização em um arquivo CSS separado para facilitar a manutenção e legibilidade. O maior problema com o uso do bootstrap é que essa boa prática é perdida em grande parte. Estilizar o HTML com o Bootstrap significa utilizar principalmente as classes e misturar a estilização no próprio arquivo HTML, tornando a manutenção e a leitura bem mais difíceis.</text:span></text:p>
      <text:p text:style-name="P1"><text:span text:style-name="T2"><text:tab/>No caso da página que construímos, não tivemos de fazer um uso considerável do grid explicitamente, por isso não enxergamos empiricamente a vantagem do uso do grid CSS ao invés do bootstrap, mas acreditamos que a justificativa do artigo parece bem plausível. O maior ganho que tivemos no bootstrap foi na apresentação visual do site. Vários elementos como botões e a barra de navegação já estão implementados no Bootstrap, e facilitam muito na hora de implementarmos o visual que queríamos para <text:s/>a página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250" meta:character-count="1483" meta:non-whitespace-character-count="1232"/>
    <meta:generator>LibreOfficeDev/6.0.5.2$Linux_X86_64 LibreOffice_project/</meta:generator>
  </office:meta>
</office:document-meta>
</file>